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line Style Underline</text:h>
      <text:p text:style-name="Text_20_body">The word <text:span text:style-name="T5">underline</text:span> is underlin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3T16:30:30</meta:creation-date>
    <dc:date>2009-06-23T16:39:25</dc:date>
    <dc:creator>Vincent Spiewak</dc:creator>
    <meta:editing-duration>PT00H07M32S</meta:editing-duration>
    <meta:editing-cycles>1</meta:editing-cycles>
    <meta:generator>OpenOffice.org/3.0$Unix OpenOffice.org_project/300m15$Build-9379</meta:generator>
    <meta:document-statistic meta:table-count="0" meta:image-count="0" meta:object-count="0" meta:page-count="1" meta:paragraph-count="2" meta:word-count="8" meta:character-count="54"/>
  </office:meta>
</office:document-meta>
</file>